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2cm" svg:stroke-color="#0000ff" draw:marker-start-width="0.5cm" draw:marker-end-width="0.5cm" draw:fill="solid" draw:fill-color="#ffffff" draw:textarea-horizontal-align="justify" draw:textarea-vertical-align="middle" draw:auto-grow-height="false" fo:padding-top="0.1cm" fo:padding-bottom="0.1cm" fo:padding-left="0.1cm" fo:padding-right="0.1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21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30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7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24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48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0.2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15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26cm"/>
    </style:style>
    <style:style style:name="gr13" style:family="graphic" style:parent-style-name="standard">
      <style:graphic-properties svg:stroke-width="0.2cm" svg:stroke-color="#008000" draw:marker-start-width="0.5cm" draw:marker-end-width="0.5cm" draw:fill="solid" draw:fill-color="#ffffff" draw:textarea-horizontal-align="justify" draw:textarea-vertical-align="middle" draw:auto-grow-height="false" fo:padding-top="0.1cm" fo:padding-bottom="0.1cm" fo:padding-left="0.1cm" fo:padding-right="0.1cm"/>
    </style:style>
    <style:style style:name="gr14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urier 10 Pitch'" style:font-style-name="Gras" style:font-pitch="fixed" fo:font-size="12pt" fo:font-style="normal" fo:font-weight="bold" style:font-size-asian="24pt" style:font-size-complex="24pt"/>
    </style:style>
    <style:style style:name="P3" style:family="paragraph">
      <style:paragraph-properties fo:margin-left="0cm" fo:margin-right="0cm" fo:text-indent="0cm"/>
      <style:text-properties fo:font-family="'Courier 10 Pitch'" style:font-style-name="Gras" style:font-pitch="fixed" fo:font-size="12pt" fo:font-style="normal" fo:font-weight="bold" style:font-size-asian="24pt" style:font-size-complex="24pt"/>
    </style:style>
    <style:style style:name="P4" style:family="paragraph">
      <style:paragraph-properties fo:margin-left="0cm" fo:margin-right="0cm" fo:text-indent="0cm"/>
      <style:text-properties fo:font-family="'Courier 10 Pitch'" style:font-style-name="Gras" style:font-pitch="fixed" fo:font-size="12pt" fo:font-style="normal" fo:font-weight="bold" style:font-size-asian="24pt" style:font-weight-asian="bold" style:font-size-complex="24pt" style:font-weight-complex="bold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text-shadow="1pt 1pt"/>
    </style:style>
    <style:style style:name="T1" style:family="text">
      <style:text-properties fo:text-shadow="1pt 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1" draw:layer="layout" svg:width="7.5cm" svg:height="5cm" svg:x="4.935cm" svg:y="5.135cm">
          <text:p text:style-name="P5"/>
          <draw:enhanced-geometry svg:viewBox="0 0 21600 21600" draw:type="rectangle" draw:enhanced-path="M 0 0 L 21600 0 21600 21600 0 21600 0 0 Z N"/>
        </draw:custom-shape>
        <draw:ellipse draw:style-name="gr2" draw:text-style-name="P2" draw:layer="layout" svg:width="1.322cm" svg:height="0.507cm" svg:x="5.524cm" svg:y="6.111cm">
          <text:p text:style-name="P5"/>
        </draw:ellipse>
        <draw:ellipse draw:style-name="gr3" draw:text-style-name="P2" draw:layer="layout" svg:width="1.357cm" svg:height="0.461cm" svg:x="5.523cm" svg:y="7.629cm" draw:kind="arc" draw:start-angle="175.18" draw:end-angle="15.91">
          <text:p text:style-name="P5"/>
        </draw:ellipse>
        <draw:line draw:style-name="gr4" draw:text-style-name="P2" draw:layer="layout" svg:x1="5.524cm" svg:y1="6.322cm" svg:x2="5.524cm" svg:y2="9.402cm">
          <text:p text:style-name="P5"/>
        </draw:line>
        <draw:line draw:style-name="gr4" draw:text-style-name="P2" draw:layer="layout" svg:x1="6.864cm" svg:y1="6.322cm" svg:x2="6.86cm" svg:y2="9.361cm">
          <text:p text:style-name="P5"/>
        </draw:line>
        <draw:ellipse draw:style-name="gr3" draw:text-style-name="P2" draw:layer="layout" svg:width="1.357cm" svg:height="0.461cm" svg:x="5.523cm" svg:y="9.129cm" draw:kind="arc" draw:start-angle="175.18" draw:end-angle="15.91">
          <text:p text:style-name="P5"/>
        </draw:ellipse>
        <draw:ellipse draw:style-name="gr3" draw:text-style-name="P2" draw:layer="layout" svg:width="1.357cm" svg:height="0.461cm" svg:x="5.523cm" svg:y="8.329cm" draw:kind="arc" draw:start-angle="175.18" draw:end-angle="15.91">
          <text:p text:style-name="P5"/>
        </draw:ellipse>
        <draw:ellipse draw:style-name="gr3" draw:text-style-name="P2" draw:layer="layout" svg:width="1.357cm" svg:height="0.461cm" svg:x="5.523cm" svg:y="6.829cm" draw:kind="arc" draw:start-angle="175.18" draw:end-angle="15.91">
          <text:p text:style-name="P5"/>
        </draw:ellipse>
        <draw:frame draw:style-name="gr5" draw:text-style-name="P3" draw:layer="layout" svg:width="0.256cm" svg:height="0.505cm" svg:x="5.951cm" svg:y="6.732cm">
          <draw:text-box>
            <text:p text:style-name="P3">0</text:p>
          </draw:text-box>
        </draw:frame>
        <draw:frame draw:style-name="gr6" draw:text-style-name="P4" draw:layer="layout" svg:width="0.305cm" svg:height="0.505cm" svg:x="7.63cm" svg:y="6.727cm">
          <draw:text-box>
            <text:p text:style-name="P4">1</text:p>
          </draw:text-box>
        </draw:frame>
        <draw:frame draw:style-name="gr7" draw:text-style-name="P4" draw:layer="layout" svg:width="0.723cm" svg:height="0.505cm" svg:x="9.512cm" svg:y="6.732cm">
          <draw:text-box>
            <text:p text:style-name="P4">2</text:p>
          </draw:text-box>
        </draw:frame>
        <draw:frame draw:style-name="gr5" draw:text-style-name="P3" draw:layer="layout" svg:width="0.256cm" svg:height="0.505cm" svg:x="6.051cm" svg:y="7.432cm">
          <draw:text-box>
            <text:p text:style-name="P3">3</text:p>
          </draw:text-box>
        </draw:frame>
        <draw:ellipse draw:style-name="gr2" draw:text-style-name="P2" draw:layer="layout" svg:width="1.322cm" svg:height="0.507cm" svg:x="7.193cm" svg:y="6.112cm">
          <text:p text:style-name="P5"/>
        </draw:ellipse>
        <draw:ellipse draw:style-name="gr3" draw:text-style-name="P2" draw:layer="layout" svg:width="1.358cm" svg:height="0.461cm" svg:x="7.193cm" svg:y="7.63cm" draw:kind="arc" draw:start-angle="175.18" draw:end-angle="15.91">
          <text:p text:style-name="P5"/>
        </draw:ellipse>
        <draw:line draw:style-name="gr4" draw:text-style-name="P2" draw:layer="layout" svg:x1="7.193cm" svg:y1="6.323cm" svg:x2="7.193cm" svg:y2="9.403cm">
          <text:p text:style-name="P5"/>
        </draw:line>
        <draw:line draw:style-name="gr4" draw:text-style-name="P2" draw:layer="layout" svg:x1="8.534cm" svg:y1="6.323cm" svg:x2="8.53cm" svg:y2="9.362cm">
          <text:p text:style-name="P5"/>
        </draw:line>
        <draw:ellipse draw:style-name="gr3" draw:text-style-name="P2" draw:layer="layout" svg:width="1.358cm" svg:height="0.461cm" svg:x="7.193cm" svg:y="9.13cm" draw:kind="arc" draw:start-angle="175.18" draw:end-angle="15.91">
          <text:p text:style-name="P5"/>
        </draw:ellipse>
        <draw:ellipse draw:style-name="gr3" draw:text-style-name="P2" draw:layer="layout" svg:width="1.358cm" svg:height="0.461cm" svg:x="7.193cm" svg:y="8.33cm" draw:kind="arc" draw:start-angle="175.18" draw:end-angle="15.91">
          <text:p text:style-name="P5"/>
        </draw:ellipse>
        <draw:ellipse draw:style-name="gr3" draw:text-style-name="P2" draw:layer="layout" svg:width="1.358cm" svg:height="0.461cm" svg:x="7.193cm" svg:y="6.83cm" draw:kind="arc" draw:start-angle="175.18" draw:end-angle="15.91">
          <text:p text:style-name="P5"/>
        </draw:ellipse>
        <draw:frame draw:style-name="gr8" draw:text-style-name="P3" draw:layer="layout" svg:width="0.256cm" svg:height="0.505cm" svg:x="11.207cm" svg:y="7.486cm">
          <draw:text-box>
            <text:p text:style-name="P3">5</text:p>
          </draw:text-box>
        </draw:frame>
        <draw:frame draw:style-name="gr5" draw:text-style-name="P3" draw:layer="layout" svg:width="0.256cm" svg:height="0.505cm" svg:x="6.051cm" svg:y="8.233cm">
          <draw:text-box>
            <text:p text:style-name="P3">6</text:p>
          </draw:text-box>
        </draw:frame>
        <draw:frame draw:style-name="gr5" draw:text-style-name="P3" draw:layer="layout" svg:width="0.256cm" svg:height="0.505cm" svg:x="9.485cm" svg:y="8.155cm">
          <draw:text-box>
            <text:p text:style-name="P3">7</text:p>
          </draw:text-box>
        </draw:frame>
        <draw:ellipse draw:style-name="gr2" draw:text-style-name="P2" draw:layer="layout" svg:width="1.321cm" svg:height="0.507cm" svg:x="8.923cm" svg:y="6.112cm">
          <text:p text:style-name="P5"/>
        </draw:ellipse>
        <draw:ellipse draw:style-name="gr3" draw:text-style-name="P2" draw:layer="layout" svg:width="1.357cm" svg:height="0.461cm" svg:x="8.922cm" svg:y="7.63cm" draw:kind="arc" draw:start-angle="175.18" draw:end-angle="15.91">
          <text:p text:style-name="P5"/>
        </draw:ellipse>
        <draw:line draw:style-name="gr4" draw:text-style-name="P2" draw:layer="layout" svg:x1="8.922cm" svg:y1="6.323cm" svg:x2="8.922cm" svg:y2="9.403cm">
          <text:p text:style-name="P5"/>
        </draw:line>
        <draw:line draw:style-name="gr4" draw:text-style-name="P2" draw:layer="layout" svg:x1="10.263cm" svg:y1="6.323cm" svg:x2="10.259cm" svg:y2="9.362cm">
          <text:p text:style-name="P5"/>
        </draw:line>
        <draw:ellipse draw:style-name="gr3" draw:text-style-name="P2" draw:layer="layout" svg:width="1.357cm" svg:height="0.461cm" svg:x="8.922cm" svg:y="9.13cm" draw:kind="arc" draw:start-angle="175.18" draw:end-angle="15.91">
          <text:p text:style-name="P5"/>
        </draw:ellipse>
        <draw:ellipse draw:style-name="gr3" draw:text-style-name="P2" draw:layer="layout" svg:width="1.357cm" svg:height="0.461cm" svg:x="8.922cm" svg:y="8.33cm" draw:kind="arc" draw:start-angle="175.18" draw:end-angle="15.91">
          <text:p text:style-name="P5"/>
        </draw:ellipse>
        <draw:ellipse draw:style-name="gr3" draw:text-style-name="P2" draw:layer="layout" svg:width="1.357cm" svg:height="0.461cm" svg:x="8.922cm" svg:y="6.83cm" draw:kind="arc" draw:start-angle="175.18" draw:end-angle="15.91">
          <text:p text:style-name="P5"/>
        </draw:ellipse>
        <draw:frame draw:style-name="gr8" draw:text-style-name="P3" draw:layer="layout" svg:width="0.256cm" svg:height="0.505cm" svg:x="11.214cm" svg:y="8.152cm">
          <draw:text-box>
            <text:p text:style-name="P3">8</text:p>
          </draw:text-box>
        </draw:frame>
        <draw:frame draw:style-name="gr9" draw:text-style-name="P3" draw:layer="layout" svg:width="0.51cm" svg:height="0.505cm" svg:x="11.052cm" svg:y="8.9cm">
          <draw:text-box>
            <text:p text:style-name="P3">11</text:p>
          </draw:text-box>
        </draw:frame>
        <draw:frame draw:style-name="gr5" draw:text-style-name="P3" draw:layer="layout" svg:width="0.256cm" svg:height="0.505cm" svg:x="7.788cm" svg:y="8.979cm">
          <draw:text-box>
            <text:p text:style-name="P3">9</text:p>
          </draw:text-box>
        </draw:frame>
        <draw:frame draw:style-name="gr10" draw:text-style-name="P3" draw:layer="layout" svg:width="0.631cm" svg:height="0.505cm" svg:x="9.304cm" svg:y="8.956cm">
          <draw:text-box>
            <text:p text:style-name="P3">10</text:p>
          </draw:text-box>
        </draw:frame>
        <draw:frame draw:style-name="gr11" draw:text-style-name="P3" draw:layer="layout" svg:width="0.256cm" svg:height="0.505cm" svg:x="7.681cm" svg:y="7.433cm">
          <draw:text-box>
            <text:p text:style-name="P3">4</text:p>
          </draw:text-box>
        </draw:frame>
        <draw:ellipse draw:style-name="gr2" draw:text-style-name="P2" draw:layer="layout" svg:width="1.322cm" svg:height="0.507cm" svg:x="10.711cm" svg:y="6.113cm">
          <text:p text:style-name="P5"/>
        </draw:ellipse>
        <draw:ellipse draw:style-name="gr3" draw:text-style-name="P2" draw:layer="layout" svg:width="1.358cm" svg:height="0.461cm" svg:x="10.679cm" svg:y="7.658cm" draw:kind="arc" draw:start-angle="175.18" draw:end-angle="15.91">
          <text:p text:style-name="P5"/>
        </draw:ellipse>
        <draw:line draw:style-name="gr4" draw:text-style-name="P2" draw:layer="layout" svg:x1="10.711cm" svg:y1="6.324cm" svg:x2="10.711cm" svg:y2="9.404cm">
          <text:p text:style-name="P5"/>
        </draw:line>
        <draw:line draw:style-name="gr4" draw:text-style-name="P2" draw:layer="layout" svg:x1="12.052cm" svg:y1="6.324cm" svg:x2="12.048cm" svg:y2="9.363cm">
          <text:p text:style-name="P5"/>
        </draw:line>
        <draw:ellipse draw:style-name="gr3" draw:text-style-name="P2" draw:layer="layout" svg:width="1.357cm" svg:height="0.461cm" svg:x="10.711cm" svg:y="9.131cm" draw:kind="arc" draw:start-angle="175.18" draw:end-angle="15.91">
          <text:p text:style-name="P5"/>
        </draw:ellipse>
        <draw:ellipse draw:style-name="gr3" draw:text-style-name="P2" draw:layer="layout" svg:width="1.357cm" svg:height="0.461cm" svg:x="10.711cm" svg:y="8.331cm" draw:kind="arc" draw:start-angle="175.18" draw:end-angle="15.91">
          <text:p text:style-name="P5"/>
        </draw:ellipse>
        <draw:ellipse draw:style-name="gr3" draw:text-style-name="P2" draw:layer="layout" svg:width="1.357cm" svg:height="0.461cm" svg:x="10.711cm" svg:y="6.831cm" draw:kind="arc" draw:start-angle="175.18" draw:end-angle="15.91">
          <text:p text:style-name="P5"/>
        </draw:ellipse>
        <draw:frame draw:style-name="gr12" draw:text-style-name="P5" draw:layer="layout" svg:width="2.703cm" svg:height="0.937cm" svg:x="7.932cm" svg:y="5.198cm">
          <draw:text-box>
            <text:p text:style-name="P5">RAID 5</text:p>
          </draw:text-box>
        </draw:frame>
        <draw:custom-shape draw:style-name="gr13" draw:text-style-name="P1" draw:id="id3" draw:layer="layout" svg:width="7.5cm" svg:height="5cm" svg:x="12.735cm" svg:y="5.135cm">
          <text:p text:style-name="P5"/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8.685cm" svg:y1="5.135cm" svg:x2="11.135cm" svg:y2="2.666cm" draw:start-shape="id1" draw:end-shape="id2" draw:end-glue-point="3" svg:d="m8685 5135v-2469h2450">
          <text:p text:style-name="P5"/>
        </draw:connector>
        <draw:connector draw:style-name="gr14" draw:text-style-name="P1" draw:layer="layout" svg:x1="16.485cm" svg:y1="5.135cm" svg:x2="13.838cm" svg:y2="2.666cm" draw:start-shape="id3" draw:start-glue-point="0" draw:end-shape="id2" draw:end-glue-point="1" svg:d="m16485 5135v-2469h-2647">
          <text:p text:style-name="P5"/>
        </draw:connector>
        <draw:frame draw:style-name="gr15" draw:id="id2" draw:layer="layout" svg:width="2.703cm" svg:height="0.937cm" svg:x="11.135cm" svg:y="2.198cm">
          <draw:text-box>
            <text:p text:style-name="P5">RAID 1</text:p>
          </draw:text-box>
        </draw:frame>
        <draw:frame draw:style-name="gr15" draw:text-style-name="P6" draw:layer="layout" svg:width="5.442cm" svg:height="0.937cm" svg:x="5.193cm" svg:y="1.135cm">
          <draw:text-box>
            <text:p text:style-name="P5"><text:span text:style-name="T1">RAID 51 <text:s/>(5+1)</text:span></text:p>
          </draw:text-box>
        </draw:frame>
        <draw:ellipse draw:style-name="gr2" draw:text-style-name="P2" draw:layer="layout" svg:width="1.322cm" svg:height="0.507cm" svg:x="13.025cm" svg:y="6.112cm">
          <text:p text:style-name="P5"/>
        </draw:ellipse>
        <draw:ellipse draw:style-name="gr3" draw:text-style-name="P2" draw:layer="layout" svg:width="1.357cm" svg:height="0.461cm" svg:x="13.024cm" svg:y="7.63cm" draw:kind="arc" draw:start-angle="175.18" draw:end-angle="15.91">
          <text:p text:style-name="P5"/>
        </draw:ellipse>
        <draw:line draw:style-name="gr4" draw:text-style-name="P2" draw:layer="layout" svg:x1="13.025cm" svg:y1="6.323cm" svg:x2="13.025cm" svg:y2="9.403cm">
          <text:p text:style-name="P5"/>
        </draw:line>
        <draw:line draw:style-name="gr4" draw:text-style-name="P2" draw:layer="layout" svg:x1="14.365cm" svg:y1="6.323cm" svg:x2="14.361cm" svg:y2="9.362cm">
          <text:p text:style-name="P5"/>
        </draw:line>
        <draw:ellipse draw:style-name="gr3" draw:text-style-name="P2" draw:layer="layout" svg:width="1.357cm" svg:height="0.461cm" svg:x="13.024cm" svg:y="9.13cm" draw:kind="arc" draw:start-angle="175.18" draw:end-angle="15.91">
          <text:p text:style-name="P5"/>
        </draw:ellipse>
        <draw:ellipse draw:style-name="gr3" draw:text-style-name="P2" draw:layer="layout" svg:width="1.357cm" svg:height="0.461cm" svg:x="13.024cm" svg:y="8.33cm" draw:kind="arc" draw:start-angle="175.18" draw:end-angle="15.91">
          <text:p text:style-name="P5"/>
        </draw:ellipse>
        <draw:ellipse draw:style-name="gr3" draw:text-style-name="P2" draw:layer="layout" svg:width="1.357cm" svg:height="0.461cm" svg:x="13.024cm" svg:y="6.83cm" draw:kind="arc" draw:start-angle="175.18" draw:end-angle="15.91">
          <text:p text:style-name="P5"/>
        </draw:ellipse>
        <draw:frame draw:style-name="gr5" draw:text-style-name="P3" draw:layer="layout" svg:width="0.256cm" svg:height="0.505cm" svg:x="13.452cm" svg:y="6.733cm">
          <draw:text-box>
            <text:p text:style-name="P3">0</text:p>
          </draw:text-box>
        </draw:frame>
        <draw:frame draw:style-name="gr6" draw:text-style-name="P4" draw:layer="layout" svg:width="0.305cm" svg:height="0.505cm" svg:x="15.131cm" svg:y="6.728cm">
          <draw:text-box>
            <text:p text:style-name="P4">1</text:p>
          </draw:text-box>
        </draw:frame>
        <draw:frame draw:style-name="gr7" draw:text-style-name="P4" draw:layer="layout" svg:width="0.723cm" svg:height="0.505cm" svg:x="17.013cm" svg:y="6.733cm">
          <draw:text-box>
            <text:p text:style-name="P4">2</text:p>
          </draw:text-box>
        </draw:frame>
        <draw:frame draw:style-name="gr5" draw:text-style-name="P3" draw:layer="layout" svg:width="0.256cm" svg:height="0.505cm" svg:x="13.552cm" svg:y="7.433cm">
          <draw:text-box>
            <text:p text:style-name="P3">3</text:p>
          </draw:text-box>
        </draw:frame>
        <draw:ellipse draw:style-name="gr2" draw:text-style-name="P2" draw:layer="layout" svg:width="1.322cm" svg:height="0.507cm" svg:x="14.694cm" svg:y="6.113cm">
          <text:p text:style-name="P5"/>
        </draw:ellipse>
        <draw:ellipse draw:style-name="gr3" draw:text-style-name="P2" draw:layer="layout" svg:width="1.358cm" svg:height="0.461cm" svg:x="14.694cm" svg:y="7.631cm" draw:kind="arc" draw:start-angle="175.18" draw:end-angle="15.91">
          <text:p text:style-name="P5"/>
        </draw:ellipse>
        <draw:line draw:style-name="gr4" draw:text-style-name="P2" draw:layer="layout" svg:x1="14.694cm" svg:y1="6.324cm" svg:x2="14.694cm" svg:y2="9.404cm">
          <text:p text:style-name="P5"/>
        </draw:line>
        <draw:line draw:style-name="gr4" draw:text-style-name="P2" draw:layer="layout" svg:x1="16.035cm" svg:y1="6.324cm" svg:x2="16.031cm" svg:y2="9.363cm">
          <text:p text:style-name="P5"/>
        </draw:line>
        <draw:ellipse draw:style-name="gr3" draw:text-style-name="P2" draw:layer="layout" svg:width="1.358cm" svg:height="0.461cm" svg:x="14.694cm" svg:y="9.131cm" draw:kind="arc" draw:start-angle="175.18" draw:end-angle="15.91">
          <text:p text:style-name="P5"/>
        </draw:ellipse>
        <draw:ellipse draw:style-name="gr3" draw:text-style-name="P2" draw:layer="layout" svg:width="1.358cm" svg:height="0.461cm" svg:x="14.694cm" svg:y="8.331cm" draw:kind="arc" draw:start-angle="175.18" draw:end-angle="15.91">
          <text:p text:style-name="P5"/>
        </draw:ellipse>
        <draw:ellipse draw:style-name="gr3" draw:text-style-name="P2" draw:layer="layout" svg:width="1.358cm" svg:height="0.461cm" svg:x="14.694cm" svg:y="6.831cm" draw:kind="arc" draw:start-angle="175.18" draw:end-angle="15.91">
          <text:p text:style-name="P5"/>
        </draw:ellipse>
        <draw:frame draw:style-name="gr8" draw:text-style-name="P3" draw:layer="layout" svg:width="0.256cm" svg:height="0.505cm" svg:x="18.708cm" svg:y="7.487cm">
          <draw:text-box>
            <text:p text:style-name="P3">5</text:p>
          </draw:text-box>
        </draw:frame>
        <draw:frame draw:style-name="gr5" draw:text-style-name="P3" draw:layer="layout" svg:width="0.256cm" svg:height="0.505cm" svg:x="13.552cm" svg:y="8.234cm">
          <draw:text-box>
            <text:p text:style-name="P3">6</text:p>
          </draw:text-box>
        </draw:frame>
        <draw:frame draw:style-name="gr5" draw:text-style-name="P3" draw:layer="layout" svg:width="0.256cm" svg:height="0.505cm" svg:x="16.986cm" svg:y="8.156cm">
          <draw:text-box>
            <text:p text:style-name="P3">7</text:p>
          </draw:text-box>
        </draw:frame>
        <draw:ellipse draw:style-name="gr2" draw:text-style-name="P2" draw:layer="layout" svg:width="1.321cm" svg:height="0.507cm" svg:x="16.424cm" svg:y="6.113cm">
          <text:p text:style-name="P5"/>
        </draw:ellipse>
        <draw:ellipse draw:style-name="gr3" draw:text-style-name="P2" draw:layer="layout" svg:width="1.357cm" svg:height="0.461cm" svg:x="16.423cm" svg:y="7.631cm" draw:kind="arc" draw:start-angle="175.18" draw:end-angle="15.91">
          <text:p text:style-name="P5"/>
        </draw:ellipse>
        <draw:line draw:style-name="gr4" draw:text-style-name="P2" draw:layer="layout" svg:x1="16.423cm" svg:y1="6.324cm" svg:x2="16.423cm" svg:y2="9.404cm">
          <text:p text:style-name="P5"/>
        </draw:line>
        <draw:line draw:style-name="gr4" draw:text-style-name="P2" draw:layer="layout" svg:x1="17.764cm" svg:y1="6.324cm" svg:x2="17.76cm" svg:y2="9.363cm">
          <text:p text:style-name="P5"/>
        </draw:line>
        <draw:ellipse draw:style-name="gr3" draw:text-style-name="P2" draw:layer="layout" svg:width="1.357cm" svg:height="0.461cm" svg:x="16.423cm" svg:y="9.131cm" draw:kind="arc" draw:start-angle="175.18" draw:end-angle="15.91">
          <text:p text:style-name="P5"/>
        </draw:ellipse>
        <draw:ellipse draw:style-name="gr3" draw:text-style-name="P2" draw:layer="layout" svg:width="1.357cm" svg:height="0.461cm" svg:x="16.423cm" svg:y="8.331cm" draw:kind="arc" draw:start-angle="175.18" draw:end-angle="15.91">
          <text:p text:style-name="P5"/>
        </draw:ellipse>
        <draw:ellipse draw:style-name="gr3" draw:text-style-name="P2" draw:layer="layout" svg:width="1.357cm" svg:height="0.461cm" svg:x="16.423cm" svg:y="6.831cm" draw:kind="arc" draw:start-angle="175.18" draw:end-angle="15.91">
          <text:p text:style-name="P5"/>
        </draw:ellipse>
        <draw:frame draw:style-name="gr8" draw:text-style-name="P3" draw:layer="layout" svg:width="0.256cm" svg:height="0.505cm" svg:x="18.715cm" svg:y="8.153cm">
          <draw:text-box>
            <text:p text:style-name="P3">8</text:p>
          </draw:text-box>
        </draw:frame>
        <draw:frame draw:style-name="gr9" draw:text-style-name="P3" draw:layer="layout" svg:width="0.51cm" svg:height="0.505cm" svg:x="18.553cm" svg:y="8.901cm">
          <draw:text-box>
            <text:p text:style-name="P3">11</text:p>
          </draw:text-box>
        </draw:frame>
        <draw:frame draw:style-name="gr5" draw:text-style-name="P3" draw:layer="layout" svg:width="0.256cm" svg:height="0.505cm" svg:x="15.289cm" svg:y="8.98cm">
          <draw:text-box>
            <text:p text:style-name="P3">9</text:p>
          </draw:text-box>
        </draw:frame>
        <draw:frame draw:style-name="gr10" draw:text-style-name="P3" draw:layer="layout" svg:width="0.631cm" svg:height="0.505cm" svg:x="16.805cm" svg:y="8.957cm">
          <draw:text-box>
            <text:p text:style-name="P3">10</text:p>
          </draw:text-box>
        </draw:frame>
        <draw:frame draw:style-name="gr11" draw:text-style-name="P3" draw:layer="layout" svg:width="0.256cm" svg:height="0.505cm" svg:x="15.182cm" svg:y="7.434cm">
          <draw:text-box>
            <text:p text:style-name="P3">4</text:p>
          </draw:text-box>
        </draw:frame>
        <draw:ellipse draw:style-name="gr2" draw:text-style-name="P2" draw:layer="layout" svg:width="1.322cm" svg:height="0.507cm" svg:x="18.212cm" svg:y="6.114cm">
          <text:p text:style-name="P5"/>
        </draw:ellipse>
        <draw:ellipse draw:style-name="gr3" draw:text-style-name="P2" draw:layer="layout" svg:width="1.358cm" svg:height="0.461cm" svg:x="18.18cm" svg:y="7.659cm" draw:kind="arc" draw:start-angle="175.18" draw:end-angle="15.91">
          <text:p text:style-name="P5"/>
        </draw:ellipse>
        <draw:line draw:style-name="gr4" draw:text-style-name="P2" draw:layer="layout" svg:x1="18.212cm" svg:y1="6.325cm" svg:x2="18.212cm" svg:y2="9.405cm">
          <text:p text:style-name="P5"/>
        </draw:line>
        <draw:line draw:style-name="gr4" draw:text-style-name="P2" draw:layer="layout" svg:x1="19.553cm" svg:y1="6.325cm" svg:x2="19.549cm" svg:y2="9.364cm">
          <text:p text:style-name="P5"/>
        </draw:line>
        <draw:ellipse draw:style-name="gr3" draw:text-style-name="P2" draw:layer="layout" svg:width="1.357cm" svg:height="0.461cm" svg:x="18.212cm" svg:y="9.132cm" draw:kind="arc" draw:start-angle="175.18" draw:end-angle="15.91">
          <text:p text:style-name="P5"/>
        </draw:ellipse>
        <draw:ellipse draw:style-name="gr3" draw:text-style-name="P2" draw:layer="layout" svg:width="1.357cm" svg:height="0.461cm" svg:x="18.212cm" svg:y="8.332cm" draw:kind="arc" draw:start-angle="175.18" draw:end-angle="15.91">
          <text:p text:style-name="P5"/>
        </draw:ellipse>
        <draw:ellipse draw:style-name="gr3" draw:text-style-name="P2" draw:layer="layout" svg:width="1.357cm" svg:height="0.461cm" svg:x="18.212cm" svg:y="6.832cm" draw:kind="arc" draw:start-angle="175.18" draw:end-angle="15.91">
          <text:p text:style-name="P5"/>
        </draw:ellipse>
        <draw:frame draw:style-name="gr12" draw:text-style-name="P5" draw:layer="layout" svg:width="2.703cm" svg:height="0.937cm" svg:x="14.932cm" svg:y="5.135cm">
          <draw:text-box>
            <text:p text:style-name="P5">RAID 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="dash" draw:stroke-dash="Ultrafine_20_Dashed" draw:fill="none" draw:fill-gradient-name="Gradient_20_7" draw:fill-hatch-name="Hatch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9.7cm" fo:page-height="20.9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date>2009-06-01T13:08:28</dc:date>
    <meta:editing-cycles>5</meta:editing-cycles>
    <meta:editing-duration>PT32M47S</meta:editing-duration>
    <meta:user-defined meta:name="Info 1"/>
    <meta:user-defined meta:name="Info 2"/>
    <meta:user-defined meta:name="Info 3"/>
    <meta:user-defined meta:name="Info 4"/>
    <meta:document-statistic meta:object-count="88"/>
  </office:meta>
</office:document-meta>
</file>